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modern" style:font-pitch="variable"/>
    <style:font-face style:name="Liberation Serif" svg:font-family="'Liberation Serif'" style:font-family-generic="roman" style:font-pitch="variable"/>
    <style:font-face style:name="ＭＳ Ｐ明朝1" svg:font-family="'ＭＳ Ｐ明朝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ＭＳ 明朝" svg:font-family="'ＭＳ 明朝'" style:font-adornments="Normal" style:font-family-generic="swiss" style:font-pitch="variable"/>
    <style:font-face style:name="ＭＳ Ｐ明朝2" svg:font-family="'ＭＳ Ｐ明朝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8.8cm" table:align="margins"/>
    </style:style>
    <style:style style:name="Table4.A" style:family="table-column">
      <style:table-column-properties style:column-width="12.206cm" style:rel-column-width="6920*"/>
    </style:style>
    <style:style style:name="Table4.B" style:family="table-column">
      <style:table-column-properties style:column-width="6.593cm" style:rel-column-width="3738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3" style:family="table" style:master-page-name="">
      <style:table-properties style:width="9.208cm" fo:margin-left="0.822cm" style:page-number="auto" table:align="left"/>
    </style:style>
    <style:style style:name="Table3.A" style:family="table-column">
      <style:table-column-properties style:column-width="3.013cm"/>
    </style:style>
    <style:style style:name="Table3.B" style:family="table-column">
      <style:table-column-properties style:column-width="3.649cm"/>
    </style:style>
    <style:style style:name="Table3.C" style:family="table-column">
      <style:table-column-properties style:column-width="2.54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995cm" table:align="right"/>
    </style:style>
    <style:style style:name="Table2.A" style:family="table-column">
      <style:table-column-properties style:column-width="2.387cm"/>
    </style:style>
    <style:style style:name="Table2.B" style:family="table-column">
      <style:table-column-properties style:column-width="7.542cm"/>
    </style:style>
    <style:style style:name="Table2.C" style:family="table-column">
      <style:table-column-properties style:column-width="2.117cm"/>
    </style:style>
    <style:style style:name="Table2.D" style:family="table-column">
      <style:table-column-properties style:column-width="3.253cm"/>
    </style:style>
    <style:style style:name="Table2.E" style:family="table-column">
      <style:table-column-properties style:column-width="2.6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0.05pt solid #000000" fo:border-top="none" fo:border-bottom="0.05pt solid #000000"/>
    </style:style>
    <style:style style:name="Table1" style:family="table">
      <style:table-properties style:width="11.582cm" table:align="center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9.0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表1" style:family="table">
      <style:table-properties style:width="18.8cm" table:align="margins"/>
    </style:style>
    <style:style style:name="表1.A" style:family="table-column">
      <style:table-column-properties style:column-width="10.001cm" style:rel-column-width="5670*"/>
    </style:style>
    <style:style style:name="表1.B" style:family="table-column">
      <style:table-column-properties style:column-width="8.798cm" style:rel-column-width="4988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8.604cm" table:align="margins"/>
    </style:style>
    <style:style style:name="表2.A" style:family="table-column">
      <style:table-column-properties style:column-width="1.799cm" style:rel-column-width="1020*"/>
    </style:style>
    <style:style style:name="表2.B" style:family="table-column">
      <style:table-column-properties style:column-width="2.503cm" style:rel-column-width="1419*"/>
    </style:style>
    <style:style style:name="表2.C" style:family="table-column">
      <style:table-column-properties style:column-width="1.801cm" style:rel-column-width="1021*"/>
    </style:style>
    <style:style style:name="表2.D" style:family="table-column">
      <style:table-column-properties style:column-width="2.501cm" style:rel-column-width="1418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officeooo:paragraph-rsid="01c53455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20418c2"/>
    </style:style>
    <style:style style:name="P5" style:family="paragraph" style:parent-style-name="Table_20_Contents">
      <style:paragraph-properties fo:text-align="center" style:justify-single-word="false"/>
      <style:text-properties officeooo:paragraph-rsid="02083339"/>
    </style:style>
    <style:style style:name="P6" style:family="paragraph" style:parent-style-name="Table_20_Contents">
      <style:paragraph-properties fo:text-align="center" style:justify-single-word="false"/>
      <style:text-properties officeooo:paragraph-rsid="02408be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bold" style:font-name-asian="游ゴシック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font-name="游ゴシック" fo:font-size="9pt" style:font-name-asian="游ゴシック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游ゴシック" fo:font-size="9pt" style:font-name-asian="游ゴシック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游ゴシック" style:font-name-asian="游ゴシック"/>
    </style:style>
    <style:style style:name="P12" style:family="paragraph" style:parent-style-name="Table_20_Contents">
      <style:paragraph-properties fo:text-align="center" style:justify-single-word="false"/>
      <style:text-properties style:font-name="游ゴシック" fo:font-size="8pt" fo:font-weight="normal" style:font-name-asian="游ゴシック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ffffff" style:font-name="游ゴシック" fo:font-size="8pt" officeooo:rsid="026098ed" officeooo:paragraph-rsid="026098ed" style:font-name-asian="游ゴシック" style:font-size-asian="8pt" style:language-asian="ja" style:country-asian="JP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游ゴシック" fo:font-size="8pt" fo:font-weight="normal" officeooo:rsid="026098ed" officeooo:paragraph-rsid="026098ed" style:font-name-asian="游ゴシック" style:font-size-asian="8pt" style:language-asian="ja" style:country-asian="JP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游ゴシック" fo:font-size="8pt" fo:font-weight="normal" style:font-name-asian="游ゴシック" style:font-size-asian="8pt" style:language-asian="ja" style:country-asian="JP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メイリオ" fo:font-size="12pt" fo:font-weight="bold" officeooo:rsid="01c9e6a6" officeooo:paragraph-rsid="02534b5f" style:font-name-asian="メイリオ" style:font-size-asian="12pt" style:language-asian="ja" style:country-asian="JP" style:font-weight-asian="bold" style:font-size-complex="12pt" style:font-weight-complex="bold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メイリオ" fo:font-size="12pt" fo:font-weight="bold" officeooo:paragraph-rsid="02534b5f" style:font-name-asian="メイリオ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margin-top="0cm" fo:margin-bottom="0cm" loext:contextual-spacing="false" style:line-height-at-least="0.018cm" fo:text-align="start" style:justify-single-word="false"/>
      <style:text-properties style:font-name="游ゴシック" fo:font-size="11pt" officeooo:paragraph-rsid="02534b5f" style:font-name-asian="游ゴシック" style:font-size-asian="11pt" style:font-size-complex="11pt"/>
    </style:style>
    <style:style style:name="P20" style:family="paragraph" style:parent-style-name="Heading_20_1">
      <style:paragraph-properties fo:margin-top="0.275cm" fo:margin-bottom="0.55cm" loext:contextual-spacing="false" fo:text-align="center" style:justify-single-word="false"/>
      <style:text-properties style:font-name="游ゴシック" style:font-name-asian="游ゴシック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4b5c54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officeooo:paragraph-rsid="025fb035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" fo:font-size="11pt" fo:language="en" fo:country="US" fo:font-style="normal" fo:text-shadow="none" style:text-underline-style="none" fo:font-weight="normal" officeooo:rsid="0062d528" officeooo:paragraph-rsid="025df833" style:font-name-asian="游ゴシック" style:font-size-asian="11pt" style:language-asian="ja" style:country-asian="JP" style:font-style-asian="normal" style:font-weight-asian="normal" style:font-size-complex="11pt" style:font-weight-complex="normal" style:text-emphasize="none"/>
    </style:style>
    <style:style style:name="P26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bold" officeooo:rsid="0220fc11" officeooo:paragraph-rsid="02279d34" style:font-name-asian="游ゴシック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loext:graphic-properties draw:fill="none"/>
      <style:paragraph-properties fo:margin-top="0cm" fo:margin-bottom="0cm" loext:contextual-spacing="false" style:line-height-at-least="0cm" fo:text-align="start" style:justify-single-word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e4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officeooo:rsid="0220fc11" officeooo:paragraph-rsid="025fb035" style:font-name-asian="游ゴシック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officeooo:rsid="01a6e54e" officeooo:paragraph-rsid="01a86419" style:font-name-asian="游ゴシック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style:shadow="none">
        <style:tab-stops/>
      </style:paragraph-properties>
      <style:text-properties style:font-name="游ゴシック" officeooo:paragraph-rsid="01a86419" style:font-name-asian="游ゴシック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style:font-name="游ゴシック" fo:font-size="11pt" officeooo:rsid="01b0ddfb" officeooo:paragraph-rsid="01c53455" style:font-name-asian="游ゴシック" style:font-size-asian="11pt" style:language-asian="zh" style:country-asian="TW" style:font-size-complex="11pt"/>
    </style:style>
    <style:style style:name="P32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style:font-name="游ゴシック" fo:font-size="11pt" fo:font-style="normal" style:text-underline-style="none" fo:font-weight="bold" officeooo:rsid="01b5a4e0" officeooo:paragraph-rsid="02173354" style:font-name-asian="游ゴシック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9pt" fo:language="en" fo:country="US" officeooo:rsid="0062d528" officeooo:paragraph-rsid="01a86419" style:font-name-asian="游ゴシック" style:font-size-asian="9pt" style:language-asian="zh" style:country-asian="TW" style:font-size-complex="9pt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10.5pt" officeooo:paragraph-rsid="02534b5f" style:font-name-asian="游ゴシック" style:font-size-asian="10.5pt" style:font-size-complex="10.5pt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10.5pt" officeooo:paragraph-rsid="01a86419" style:font-name-asian="游ゴシック" style:font-size-asian="10.5pt" style:font-size-complex="10.5pt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10.5pt" officeooo:paragraph-rsid="025fb035" style:font-name-asian="游ゴシック" style:font-size-asian="10.5pt" style:font-size-complex="10.5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style:shadow="none">
        <style:tab-stops/>
      </style:paragraph-properties>
      <style:text-properties style:font-name="游ゴシック" fo:font-size="8pt" fo:font-weight="normal" officeooo:rsid="01b0ddfb" officeooo:paragraph-rsid="026098ed" style:font-name-asian="游ゴシック" style:font-size-asian="8pt" style:language-asian="zh" style:country-asian="TW" style:font-weight-asian="normal" style:font-size-complex="8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style:font-name="游ゴシック" fo:font-size="9.10000038146973pt" officeooo:rsid="01b0ddfb" officeooo:paragraph-rsid="025fb035" style:font-name-asian="游ゴシック" style:font-size-asian="8pt" style:language-asian="zh" style:country-asian="TW" style:font-size-complex="9.10000038146973pt"/>
    </style:style>
    <style:style style:name="P39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officeooo:paragraph-rsid="01f92411"/>
    </style:style>
    <style:style style:name="P40" style:family="paragraph" style:parent-style-name="Standard">
      <style:paragraph-properties fo:margin-top="0cm" fo:margin-bottom="0cm" loext:contextual-spacing="false" style:line-height-at-least="0.018cm" fo:text-align="start" style:justify-single-word="fals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officeooo:paragraph-rsid="02534b5f" style:font-name-asian="游ゴシック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margin-top="0cm" fo:margin-bottom="0cm" loext:contextual-spacing="false" style:line-height-at-least="0.018cm" fo:text-align="start" style:justify-single-word="false"/>
      <style:text-properties style:font-name="游ゴシック" fo:font-size="9pt" officeooo:paragraph-rsid="02534b5f" style:font-name-asian="游ゴシック" style:font-size-asian="9pt" style:font-size-complex="9pt"/>
    </style:style>
    <style:style style:name="P42" style:family="paragraph" style:parent-style-name="Standard">
      <style:paragraph-properties fo:margin-top="0cm" fo:margin-bottom="0cm" loext:contextual-spacing="false" style:line-height-at-least="0.018cm" fo:text-align="start" style:justify-single-word="false"/>
      <style:text-properties style:font-name="游ゴシック" fo:font-size="9pt" fo:font-weight="normal" officeooo:rsid="01c845c9" officeooo:paragraph-rsid="025fb035" style:font-name-asian="游ゴシック" style:font-size-asian="9pt" style:language-asian="ja" style:country-asian="JP" style:font-weight-asian="normal" style:font-size-complex="9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officeooo:rsid="01b5a4e0" officeooo:paragraph-rsid="01b5a4e0" style:font-name-asian="游ゴシック" style:font-size-asian="11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officeooo:paragraph-rsid="01c845c9" style:font-name-asian="游ゴシック" style:font-size-asian="11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text-emphasize="none"/>
    </style:style>
    <style:style style:name="P4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officeooo:paragraph-rsid="01c845c9" style:font-name-asian="游ゴシック" style:font-size-asian="11pt" style:font-style-asian="normal" style:font-weight-asian="normal" style:text-emphasize="none"/>
    </style:style>
    <style:style style:name="P47" style:family="paragraph" style:parent-style-name="Standard">
      <style:paragraph-properties fo:text-align="start" style:justify-single-word="false"/>
      <style:text-properties style:font-name="游ゴシック" officeooo:paragraph-rsid="01c845c9" style:font-name-asian="游ゴシック"/>
    </style:style>
    <style:style style:name="P48" style:family="paragraph" style:parent-style-name="Standard">
      <style:text-properties officeooo:rsid="025df833" officeooo:paragraph-rsid="025df833" style:language-asian="ja" style:country-asian="JP"/>
    </style:style>
    <style:style style:name="P49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9pt" fo:language="en" fo:country="US" officeooo:rsid="0062d528" officeooo:paragraph-rsid="01a86419" style:font-name-asian="游ゴシック" style:font-size-asian="9pt" style:language-asian="zh" style:country-asian="TW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officeooo:rsid="01a6e54e" style:font-weight-asian="bold" style:font-weight-complex="bold"/>
    </style:style>
    <style:style style:name="T3" style:family="text">
      <style:text-properties fo:language="en" fo:country="US" officeooo:rsid="01a6e54e"/>
    </style:style>
    <style:style style:name="T4" style:family="text">
      <style:text-properties fo:color="#000000" style:text-outline="false" style:text-line-through-style="none" style:text-line-through-type="none" fo:text-shadow="none" style:text-emphasize="none"/>
    </style:style>
    <style:style style:name="T5" style:family="text">
      <style:text-properties fo:color="#000000" style:text-outline="false" style:text-line-through-style="none" style:text-line-through-type="none" fo:text-shadow="none" officeooo:rsid="01b1ef43" style:text-emphasize="none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1a6e54e" style:font-size-asian="10pt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bold" officeooo:rsid="01a6e54e" style:font-size-asian="10pt" style:font-style-asian="normal" style:font-weight-asian="bold" style:text-emphasize="none"/>
    </style:style>
    <style:style style:name="T11" style:family="text"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officeooo:rsid="023fc107" style:font-name-asian="游ゴシック" style:font-size-asian="11pt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游ゴシック" fo:language="en" fo:country="US" fo:font-style="normal" fo:text-shadow="none" style:text-underline-style="none" style:font-name-asian="游ゴシック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游ゴシック" fo:language="en" fo:country="US" fo:font-style="normal" fo:text-shadow="none" style:text-underline-style="none" officeooo:rsid="0062d528" style:font-name-asian="游ゴシック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游ゴシック" fo:language="en" fo:country="US" fo:font-style="normal" fo:text-shadow="none" style:text-underline-style="none" officeooo:rsid="0062d528" style:font-name-asian="游ゴシック" style:language-asian="ja" style:country-asian="JP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游ゴシック" fo:language="en" fo:country="US" fo:font-style="normal" fo:text-shadow="none" style:text-underline-style="none" officeooo:rsid="01c9e6a6" style:font-name-asian="游ゴシック" style:language-asian="ja" style:country-asian="JP" style:font-style-asian="normal" style:text-emphasize="none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9" style:family="text">
      <style:text-properties officeooo:rsid="024b5c54" style:language-asian="ja" style:country-asian="JP"/>
    </style:style>
    <style:style style:name="T20" style:family="text">
      <style:text-properties style:font-name="游ゴシック" style:font-name-asian="游ゴシック"/>
    </style:style>
    <style:style style:name="T21" style:family="text">
      <style:text-properties style:font-name="游ゴシック" officeooo:rsid="023fc107" style:font-name-asian="游ゴシック"/>
    </style:style>
    <style:style style:name="T22" style:family="text">
      <style:text-properties style:font-name="游ゴシック" officeooo:rsid="024b5c54" style:font-name-asian="游ゴシック"/>
    </style:style>
    <style:style style:name="T23" style:family="text">
      <style:text-properties style:font-name="游ゴシック" officeooo:rsid="01eae149" style:font-name-asian="游ゴシック"/>
    </style:style>
    <style:style style:name="T24" style:family="text">
      <style:text-properties style:font-name="游ゴシック" officeooo:rsid="0261abfd" style:font-name-asian="游ゴシック"/>
    </style:style>
    <style:style style:name="T25" style:family="text">
      <style:text-properties style:font-name="游ゴシック" officeooo:rsid="02632220" style:font-name-asian="游ゴシック"/>
    </style:style>
    <style:style style:name="T26" style:family="text">
      <style:text-properties style:font-name="游ゴシック" fo:font-size="9pt" fo:language="en" fo:country="US" officeooo:rsid="0062d528" style:font-name-asian="游ゴシック" style:font-size-asian="9pt" style:language-asian="zh" style:country-asian="TW" style:font-size-complex="9pt"/>
    </style:style>
    <style:style style:name="T27" style:family="text">
      <style:text-properties style:font-name="游ゴシック" fo:font-size="9pt" officeooo:rsid="01b704a8" style:font-name-asian="游ゴシック" style:font-size-asian="9pt" style:font-size-complex="9pt"/>
    </style:style>
    <style:style style:name="T28" style:family="text">
      <style:text-properties style:font-name="游ゴシック" fo:font-size="9pt" officeooo:rsid="0215f74e" style:font-name-asian="游ゴシック" style:font-size-asian="9pt" style:font-size-complex="9pt"/>
    </style:style>
    <style:style style:name="T29" style:family="text">
      <style:text-properties style:font-name="游ゴシック" fo:font-size="9pt" officeooo:rsid="020ee24f" style:font-name-asian="游ゴシック" style:font-size-asian="9pt" style:font-size-complex="9pt"/>
    </style:style>
    <style:style style:name="T30" style:family="text">
      <style:text-properties style:font-name="游ゴシック" fo:font-size="9pt" officeooo:rsid="020f62ff" style:font-name-asian="游ゴシック" style:font-size-asian="9pt" style:language-asian="zh" style:country-asian="TW" style:font-size-complex="9pt"/>
    </style:style>
    <style:style style:name="T31" style:family="text">
      <style:text-properties style:font-name="游ゴシック" fo:font-size="9pt" officeooo:rsid="0259971e" style:font-name-asian="游ゴシック" style:font-size-asian="9pt" style:language-asian="zh" style:country-asian="TW" style:font-size-complex="9pt"/>
    </style:style>
    <style:style style:name="T32" style:family="text">
      <style:text-properties style:font-name="游ゴシック" fo:font-size="9pt" officeooo:rsid="025b878c" style:font-name-asian="游ゴシック" style:font-size-asian="9pt" style:language-asian="zh" style:country-asian="TW" style:font-size-complex="9pt"/>
    </style:style>
    <style:style style:name="T33" style:family="text">
      <style:text-properties style:font-name="游ゴシック" fo:font-size="9pt" fo:font-style="normal" style:text-underline-style="none" officeooo:rsid="020f62ff" style:font-name-asian="游ゴシック" style:font-size-asian="9pt" style:language-asian="zh" style:country-asian="TW" style:font-style-asian="normal" style:font-size-complex="9pt" style:font-style-complex="normal"/>
    </style:style>
    <style:style style:name="T34" style:family="text">
      <style:text-properties style:font-name="游ゴシック" fo:font-size="9pt" fo:font-style="normal" style:text-underline-style="none" officeooo:rsid="020ee24f" style:font-name-asian="游ゴシック" style:font-size-asian="9pt" style:font-style-asian="normal" style:font-size-complex="9pt" style:font-style-complex="normal"/>
    </style:style>
    <style:style style:name="T35" style:family="text">
      <style:text-properties style:font-name="游ゴシック" fo:font-weight="bold" officeooo:rsid="0220fc11" style:font-name-asian="游ゴシック" style:font-weight-asian="bold" style:font-weight-complex="bold"/>
    </style:style>
    <style:style style:name="T36" style:family="text">
      <style:text-properties style:font-name="游ゴシック" fo:font-size="10pt" style:text-underline-style="solid" style:text-underline-width="auto" style:text-underline-color="font-color" fo:font-weight="bold" officeooo:rsid="02173354" style:font-name-asian="游ゴシック" style:font-size-asian="10pt" style:font-weight-asian="bold" style:font-size-complex="10pt" style:font-weight-complex="bold"/>
    </style:style>
    <style:style style:name="T37" style:family="text">
      <style:text-properties style:font-name="游ゴシック" fo:font-size="10pt" style:text-underline-style="solid" style:text-underline-width="auto" style:text-underline-color="font-color" fo:font-weight="bold" officeooo:rsid="025b878c" style:font-name-asian="游ゴシック" style:font-size-asian="10pt" style:font-weight-asian="bold" style:font-size-complex="10pt" style:font-weight-complex="bold"/>
    </style:style>
    <style:style style:name="T38" style:family="text">
      <style:text-properties style:font-name="游ゴシック" fo:font-size="8pt" officeooo:rsid="026098ed" style:font-name-asian="游ゴシック" style:font-size-asian="8pt" style:font-size-complex="8pt"/>
    </style:style>
    <style:style style:name="T39" style:family="text">
      <style:text-properties style:font-name="游ゴシック" fo:font-size="8pt" officeooo:rsid="0261abfd" style:font-name-asian="游ゴシック" style:font-size-asian="8pt" style:font-size-complex="8pt"/>
    </style:style>
    <style:style style:name="T40" style:family="text">
      <style:text-properties style:font-name="游ゴシック" fo:font-size="8pt" officeooo:rsid="02632220" style:font-name-asian="游ゴシック" style:font-size-asian="8pt" style:font-size-complex="8pt"/>
    </style:style>
    <style:style style:name="T41" style:family="text">
      <style:text-properties style:font-name="游ゴシック" fo:font-size="8pt" fo:font-weight="bold" officeooo:rsid="0261abfd" style:font-name-asian="游ゴシック" style:font-size-asian="8pt" style:font-weight-asian="bold" style:font-size-complex="8pt" style:font-weight-complex="bold"/>
    </style:style>
    <style:style style:name="T42" style:family="text">
      <style:text-properties style:font-name="游ゴシック" fo:font-size="8pt" fo:font-weight="bold" officeooo:rsid="02632220" style:font-name-asian="游ゴシック" style:font-size-asian="8pt" style:font-weight-asian="bold" style:font-size-complex="8pt" style:font-weight-complex="bold"/>
    </style:style>
    <style:style style:name="T43" style:family="text">
      <style:text-properties style:font-name="游ゴシック" fo:font-size="8pt" fo:font-weight="normal" officeooo:rsid="0261abfd" style:font-name-asian="游ゴシック" style:font-size-asian="8pt" style:font-weight-asian="normal" style:font-size-complex="8pt" style:font-weight-complex="normal"/>
    </style:style>
    <style:style style:name="T44" style:family="text">
      <style:text-properties style:font-name="游ゴシック" fo:font-size="8pt" fo:font-weight="normal" officeooo:rsid="02632220" style:font-name-asian="游ゴシック" style:font-size-asian="8pt" style:font-weight-asian="normal" style:font-size-complex="8pt" style:font-weight-complex="normal"/>
    </style:style>
    <style:style style:name="T45" style:family="text">
      <style:text-properties style:font-name="游ゴシック" fo:font-size="8pt" fo:font-weight="normal" officeooo:rsid="02640b10" style:font-name-asian="游ゴシック" style:font-size-asian="8pt" style:font-weight-asian="normal" style:font-size-complex="8pt" style:font-weight-complex="normal"/>
    </style:style>
    <style:style style:name="T46" style:family="text">
      <style:text-properties style:font-name="游ゴシック" fo:font-size="8pt" fo:font-weight="normal" officeooo:rsid="02632220" style:font-size-asian="8pt" style:font-weight-asian="normal" style:font-size-complex="8pt" style:font-weight-complex="normal"/>
    </style:style>
    <style:style style:name="T47" style:family="text">
      <style:text-properties officeooo:rsid="026098ed" style:font-name-asian="游ゴシック" style:font-size-complex="11pt"/>
    </style:style>
    <style:style style:name="T48" style:family="text">
      <style:text-properties officeooo:rsid="026098ed" style:font-name-asian="游ゴシック"/>
    </style:style>
    <style:style style:name="T49" style:family="text">
      <style:text-properties fo:font-size="8pt" officeooo:rsid="026098ed" style:font-size-asian="8pt" style:font-size-complex="8pt"/>
    </style:style>
    <style:style style:name="T50" style:family="text">
      <style:text-properties fo:font-size="8pt" officeooo:rsid="02632220" style:font-size-asian="8pt" style:font-size-complex="8pt"/>
    </style:style>
    <style:style style:name="T51" style:family="text">
      <style:text-properties fo:font-size="8pt" officeooo:rsid="026098ed" style:font-name-asian="游ゴシック" style:font-size-asian="8pt" style:font-size-complex="8pt"/>
    </style:style>
    <style:style style:name="T52" style:family="text">
      <style:text-properties fo:font-size="8pt" fo:font-weight="bold" officeooo:rsid="02632220" style:font-size-asian="8pt" style:font-weight-asian="bold" style:font-size-complex="8pt" style:font-weight-complex="bold"/>
    </style:style>
    <style:style style:name="T53" style:family="text">
      <style:text-properties fo:font-size="8pt" fo:font-weight="normal" officeooo:rsid="02632220" style:font-size-asian="8pt" style:font-weight-asian="normal" style:font-size-complex="8pt" style:font-weight-complex="normal"/>
    </style:style>
    <style:style style:name="T54" style:family="text">
      <style:text-properties fo:font-size="8pt" fo:font-weight="normal" officeooo:rsid="02632220" style:font-name-asian="游ゴシック" style:font-size-asian="8pt" style:font-weight-asian="normal" style:font-size-complex="8pt" style:font-weight-complex="normal"/>
    </style:style>
    <style:style style:name="T55" style:family="text">
      <style:text-properties officeooo:rsid="026322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Name" text:name="py3o.o.partner_id.parent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Model" text:name="py3o.o.product_id.name"/>
        <text:user-field-decl office:value-type="string" office:string-value="Logo" text:name="py3o.o.company_id.logo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float" office:value="0" text:name="py3o.l.quantity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Price Unit" text:name="py3o.l.price_unit"/>
        <text:user-field-decl office:value-type="string" office:string-value="Signature Name" text:name="py3o.o.user_id.partner_id.signature_name"/>
        <text:user-field-decl office:value-type="string" office:string-value="Company Type" text:name="py3o.o.partner_id.company_type"/>
        <text:user-field-decl office:value-type="string" office:string-value="Zip Code" text:name="py3o.o.partner_id.zip"/>
        <text:user-field-decl office:value-type="string" office:string-value="Zip Code" text:name="py3o.o.partner_id.parent_id.zip"/>
        <text:user-field-decl office:value-type="string" office:string-value="State Name" text:name="py3o.o.partner_id.state_id.name"/>
        <text:user-field-decl office:value-type="string" office:string-value="City" text:name="py3o.o.partner_id.city"/>
        <text:user-field-decl office:value-type="string" office:string-value="Street" text:name="py3o.o.partner_id.street"/>
        <text:user-field-decl office:value-type="string" office:string-value="State Name" text:name="py3o.o.partner_id.parent_id.state_id.name"/>
        <text:user-field-decl office:value-type="string" office:string-value="City" text:name="py3o.o.partner_id.parent_id.city"/>
        <text:user-field-decl office:value-type="string" office:string-value="Street" text:name="py3o.o.partner_id.parent_id.street"/>
        <text:user-field-decl office:value-type="string" office:string-value="Street2" text:name="py3o.o.partner_id.street2"/>
        <text:user-field-decl office:value-type="string" office:string-value="Street2" text:name="py3o.o.partner_id.parent_id.street2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Amount Untaxed" text:name="py3o.o.amount_untaxed"/>
        <text:user-field-decl office:value-type="string" office:string-value="Tax Amount" text:name="py3o.o.amount_tax"/>
        <text:user-field-decl office:value-type="float" office:value="0" text:name="py3o.o.company_id.bank_info"/>
        <text:user-field-decl office:value-type="string" office:string-value="Date Due" text:name="py3o.o.date_due"/>
        <text:user-field-decl office:value-type="string" office:string-value="PartnerName" text:name="py3o.o.partner_id.display_name"/>
        <text:user-field-decl office:value-type="string" office:string-value="PartnerName" text:name="py3o.o.partner_id.name"/>
        <text:user-field-decl office:value-type="string" office:string-value="PartnerPhone" text:name="py3o.o.partner_id.phone"/>
      </text:user-field-decls>
      <text:p text:style-name="P21"><text:a xlink:type="simple" xlink:href="py3o://for=%22o%20in%20objects%22" text:style-name="Internet_20_link" text:visited-style-name="Visited_20_Internet_20_Link"><text:span text:style-name="T26">for="o in objects"</text:span></text:a></text:p>
      <text:h text:style-name="P20" text:outline-level="1">御取引明細書兼請求書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〒<text:user-field-get text:name="py3o.o.partner_id.zip">Zip Code</text:user-field-get></text:p>
            <text:p text:style-name="P25"><text:user-field-get text:name="py3o.o.partner_id.state_id.name">State Name</text:user-field-get><text:user-field-get text:name="py3o.o.partner_id.city">City</text:user-field-get><text:user-field-get text:name="py3o.o.partner_id.street">Street</text:user-field-get><text:user-field-get text:name="py3o.o.partner_id.street2">Street2</text:user-field-get></text:p>
            <text:p text:style-name="Standard"><text:a xlink:type="simple" xlink:href="py3o://if=%22o.partner_id.company_type%20==%20'company'%22" text:style-name="Internet_20_link" text:visited-style-name="Visited_20_Internet_20_Link"><text:span text:style-name="T20">if="o.partner_id.company_type == 'company'"</text:span></text:a></text:p>
            <text:p text:style-name="P17"><text:span text:style-name="T14"><text:user-field-get text:name="py3o.o.partner_id.name">PartnerName</text:user-field-get></text:span><text:span text:style-name="T14">　</text:span><text:span text:style-name="T13">御中</text:span></text:p>
            <text:p text:style-name="Standard"><text:a xlink:type="simple" xlink:href="py3o:///if" text:style-name="Internet_20_link" text:visited-style-name="Visited_20_Internet_20_Link"><text:span text:style-name="T20">/if</text:span></text:a></text:p>
            <text:p text:style-name="Standard"><text:a xlink:type="simple" xlink:href="py3o://if=%22o.partner_id.company_type%20==%20'person'%22" text:style-name="Internet_20_link" text:visited-style-name="Visited_20_Internet_20_Link"><text:span text:style-name="T20">if="o.partner_id.company_type == 'person'"</text:span></text:a></text:p>
            <text:p text:style-name="P18"><text:span text:style-name="T15"><text:user-field-get text:name="py3o.o.partner_id.parent_id.name">CompanyName</text:user-field-get></text:span><text:span text:style-name="T15">　</text:span><text:span text:style-name="T16">御中</text:span></text:p>
            <text:p text:style-name="Standard"><text:a xlink:type="simple" xlink:href="py3o:///if" text:style-name="Internet_20_link" text:visited-style-name="Visited_20_Internet_20_Link"><text:span text:style-name="T20">/if</text:span></text:a></text:p>
            <text:p text:style-name="P48"><text:span text:style-name="T20">TEL: </text:span><text:span text:style-name="T20"><text:user-field-get text:name="py3o.o.partner_id.phone">PartnerPhone</text:user-field-get></text:span></text:p>
            <text:p text:style-name="P48"><text:span text:style-name="T20">FAX: </text:span></text:p>
          </table:table-cell>
          <table:table-cell table:style-name="Table4.B1" office:value-type="string">
            <text:p text:style-name="P19"><text:user-field-get text:name="py3o.o.company_id.name">Company Name</text:user-field-get></text:p>
            <text:p text:style-name="P40">〒<text:user-field-get text:name="py3o.o.company_id.zip">Zip</text:user-field-get></text:p>
            <text:p text:style-name="P41"><text:user-field-get text:name="py3o.o.company_id.state_id.name">State</text:user-field-get><text:user-field-get text:name="py3o.o.company_id.city">City</text:user-field-get><text:user-field-get text:name="py3o.o.company_id.street">Street</text:user-field-get><text:user-field-get text:name="py3o.o.company_id.street2">Street2</text:user-field-get></text:p>
            <text:p text:style-name="P42">Tel: <text:user-field-get text:name="py3o.o.company_id.phone">Phone</text:user-field-get></text:p>
            <text:p text:style-name="P42">Fax: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36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17">記の通り</text:span><text:span text:style-name="T18">、</text:span><text:span text:style-name="T17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14">請求書番号</text:p>
                </table:table-cell>
                <table:table-cell table:style-name="表2.B1" office:value-type="string">
                  <text:p text:style-name="P37"><text:span text:style-name="T3"><text:user-field-get text:name="py3o.o.number">Invoice Number</text:user-field-get></text:span></text:p>
                </table:table-cell>
                <table:table-cell table:style-name="表2.A1" office:value-type="string">
                  <text:p text:style-name="P15">請求日</text:p>
                </table:table-cell>
                <table:table-cell table:style-name="表2.D1" office:value-type="string">
                  <text:p text:style-name="P3"><text:a xlink:type="simple" xlink:href="py3o://function=%22format_date(o.date_invoice,%20format='%25Y-%25m-%25d')%22" text:style-name="Internet_20_link" text:visited-style-name="Visited_20_Internet_20_Link"><text:span text:style-name="T43">function="format_date(o.date_invoice, format='%Y-%m-%d')"</text:span></text:a></text:p>
                </table:table-cell>
              </table:table-row>
              <table:table-row>
                <table:table-cell table:style-name="表2.A2" office:value-type="string">
                  <text:p text:style-name="P15">お支払日</text:p>
                </table:table-cell>
                <table:table-cell table:style-name="表2.B2" office:value-type="string">
                  <text:p text:style-name="P3"><text:a xlink:type="simple" xlink:href="py3o://function=%22format_date(o.date_due,%20format='%25Y-%25m-%25d')%22" text:style-name="Internet_20_link" text:visited-style-name="Visited_20_Internet_20_Link"><text:span text:style-name="T45">function="format_date(o.date_due, format='%Y-%m-%d')"</text:span></text:a></text:p>
                </table:table-cell>
                <table:table-cell table:style-name="表2.A2" office:value-type="string">
                  <text:p text:style-name="P15">担当者</text:p>
                </table:table-cell>
                <table:table-cell table:style-name="表2.D2" office:value-type="string">
                  <text:p text:style-name="P12"><text:user-field-get text:name="py3o.o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15">お振込先</text:p>
                </table:table-cell>
                <table:table-cell table:style-name="表2.B3" table:number-columns-spanned="3" office:value-type="string">
                  <text:p text:style-name="P3"><text:a xlink:type="simple" xlink:href="py3o://if=%22o.company_id.bank_info%22" text:style-name="Internet_20_link" text:visited-style-name="Visited_20_Internet_20_Link"><text:span text:style-name="T44">if="o.company_id.bank_info"</text:span></text:a></text:p>
                  <text:p text:style-name="P3"><text:a xlink:type="simple" xlink:href="py3o://function=%22format_multiline(o.company_id.bank_info)%22" text:style-name="Internet_20_link" text:visited-style-name="Visited_20_Internet_20_Link"><text:span text:style-name="T44">function="format_multiline(o.company_id.bank_info)"</text:span></text:a></text:p>
                  <text:p text:style-name="P3"><text:a xlink:type="simple" xlink:href="py3o:///if" text:style-name="Internet_20_link" text:visited-style-name="Visited_20_Internet_20_Link"><text:span text:style-name="T46">/if</text:span></text:a></text:p>
                </table:table-cell>
                <table:covered-table-cell/>
                <table:covered-table-cell/>
              </table:table-row>
            </table:table>
            <text:p text:style-name="P38"><text:span text:style-name="T2"/></text:p>
          </table:table-cell>
        </table:table-row>
      </table:table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6">合計金額</text:p>
          </table:table-cell>
          <table:table-cell table:style-name="Table3.A1" office:value-type="string">
            <text:p text:style-name="P27"><text:span text:style-name="T35">¥ </text:span><text:a xlink:type="simple" xlink:href="py3o://function=%22format_currency(o.amount_total,%20'JPY',%20format='#,%23%230')%22" text:style-name="Internet_20_link" text:visited-style-name="Visited_20_Internet_20_Link"><text:span text:style-name="T35">function="format_currency(o.amount_total, 'JPY', format='#,##0')"</text:span></text:a></text:p>
          </table:table-cell>
          <table:table-cell table:style-name="Table3.A1" office:value-type="string">
            <text:p text:style-name="P8">（消費税含む）</text:p>
          </table:table-cell>
        </table:table-row>
      </table:table>
      <text:p text:style-name="P39"><text:span text:style-name="T1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3">商品番号</text:p>
          </table:table-cell>
          <table:table-cell table:style-name="Table2.A1" office:value-type="string">
            <text:p text:style-name="P43">商品名</text:p>
          </table:table-cell>
          <table:table-cell table:style-name="Table2.A1" office:value-type="string">
            <text:p text:style-name="P43">数量</text:p>
          </table:table-cell>
          <table:table-cell table:style-name="Table2.A1" office:value-type="string">
            <text:p text:style-name="P43">単価</text:p>
          </table:table-cell>
          <table:table-cell table:style-name="Table2.E1" office:value-type="string">
            <text:p text:style-name="P43">小計</text:p>
          </table:table-cell>
        </table:table-row>
        <table:table-row>
          <table:table-cell table:style-name="Table2.A2" office:value-type="string">
            <text:p text:style-name="P3"><text:a xlink:type="simple" xlink:href="py3o://for=%22l%20in%20o.invoice_line_ids%22" text:style-name="Internet_20_link" text:visited-style-name="Visited_20_Internet_20_Link"><text:span text:style-name="T27">for="l in o.invoice_line_ids"</text:span></text:a></text:p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<text:sequence text:ref-name="refDrawing0" text:name="Drawing" text:formula="ooow:Drawing+1" style:num-format="1">1</text:sequence></text:p>
          </table:table-cell>
          <table:table-cell table:style-name="Table2.B2" office:value-type="string">
            <text:p text:style-name="P9"><text:user-field-get text:name="py3o.l.name">Product Description</text:user-field-get></text:p>
          </table:table-cell>
          <table:table-cell table:style-name="Table2.B2" office:value-type="string">
            <text:p text:style-name="P4"><text:a xlink:type="simple" xlink:href="py3o://function=%22format_currency(l.quantity,%20'JPY',%20format='#,%23%230')%22" text:style-name="Internet_20_link" text:visited-style-name="Visited_20_Internet_20_Link"><text:span text:style-name="T28">function="format_currency(l.quantity, 'JPY', format='#,##0')"</text:span></text:a></text:p>
          </table:table-cell>
          <table:table-cell table:style-name="Table2.B2" office:value-type="string">
            <text:p text:style-name="P6"><text:span text:style-name="T30">¥ </text:span><text:a xlink:type="simple" xlink:href="py3o://function=%22format_currency(l.price_unit,%20'JPY',%20format='#,%23%230')%22" text:style-name="Internet_20_link" text:visited-style-name="Visited_20_Internet_20_Link"><text:span text:style-name="T29">function="format_currency(l.price_unit, 'JPY', format='#,##0')"</text:span></text:a></text:p>
          </table:table-cell>
          <table:table-cell table:style-name="Table2.E2" office:value-type="string">
            <text:p text:style-name="P6"><text:span text:style-name="T33">¥ </text:span><text:a xlink:type="simple" xlink:href="py3o://function=%22format_currency(l.price_subtotal,%20'JPY',%20format='#,%23%230')%22" text:style-name="Internet_20_link" text:visited-style-name="Visited_20_Internet_20_Link"><text:span text:style-name="T34">function="format_currency(l.price_subtotal, 'JPY', format='#,##0')"</text:span></text:a></text:p>
          </table:table-cell>
        </table:table-row>
        <table:table-row>
          <table:table-cell table:style-name="Table2.A2" office:value-type="string">
            <text:p text:style-name="P3"><text:a xlink:type="simple" xlink:href="py3o:///for" text:style-name="Internet_20_link" text:visited-style-name="Visited_20_Internet_20_Link"><text:span text:style-name="T27">/for</text:span></text:a></text:p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ext:soft-page-break/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44">小計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E2" office:value-type="string">
            <text:p text:style-name="P6"><text:span text:style-name="T30">¥ </text:span><text:a xlink:type="simple" xlink:href="py3o://function=%22format_currency(o.amount_untaxed,%20'JPY',%20format='#,%23%230')%22" text:style-name="Internet_20_link" text:visited-style-name="Visited_20_Internet_20_Link"><text:span text:style-name="T31">function="format_currency(o.amount_untaxed, 'JPY', format='#,##0')"</text:span></text:a>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45">消費税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E2" office:value-type="string">
            <text:p text:style-name="P5"><text:span text:style-name="T30">¥ </text:span><text:a xlink:type="simple" xlink:href="py3o://function=%22format_currency(o.amount_tax,%20'JPY',%20format='#,%23%230')%22" text:style-name="Internet_20_link" text:visited-style-name="Visited_20_Internet_20_Link"><text:span text:style-name="T32">function="format_currency(o.amount_tax, 'JPY', format='#,##0')"</text:span></text:a>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45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32"><text:span text:style-name="T5">合</text:span><text:span text:style-name="T4">計金額</text:span></text:p>
          </table:table-cell>
          <table:table-cell table:style-name="Table2.E2" office:value-type="string">
            <text:p text:style-name="P5"><text:span text:style-name="T36">¥ </text:span><text:a xlink:type="simple" xlink:href="py3o://function=%22format_currency(o.amount_total,%20'JPY',%20format='#,%23%230')%22" text:style-name="Internet_20_link" text:visited-style-name="Visited_20_Internet_20_Link"><text:span text:style-name="T37">function="format_currency(o.amount_total, 'JPY', format='#,##0')"</text:span></text:a></text:p>
          </table:table-cell>
        </table:table-row>
      </table:table>
      <text:p text:style-name="P33"/>
      <text:p text:style-name="P29"/>
      <text:p text:style-name="P22"><text:a xlink:type="simple" xlink:href="py3o://if=%22o.company_id.bank_info%22" text:style-name="Internet_20_link" text:visited-style-name="Visited_20_Internet_20_Link"><text:span text:style-name="T22">if="o.company_id.bank_info"</text:span></text:a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振込口座</text:p>
            <text:p text:style-name="P47"/>
          </table:table-cell>
          <table:table-cell table:style-name="Table1.B1" office:value-type="string">
            <text:p text:style-name="P7"><text:a xlink:type="simple" xlink:href="py3o://function=%22format_multiline(o.company_id.bank_info)%22" text:style-name="Internet_20_link" text:visited-style-name="Visited_20_Internet_20_Link"><text:span text:style-name="T23">function="format_multiline(o.company_id.bank_info)"</text:span></text:a></text:p>
          </table:table-cell>
        </table:table-row>
      </table:table>
      <text:p text:style-name="P23"><text:a xlink:type="simple" xlink:href="py3o:///if" text:style-name="Internet_20_link" text:visited-style-name="Visited_20_Internet_20_Link"><text:span text:style-name="T22">/if</text:span></text:a></text:p>
      <text:p text:style-name="P29"/>
      <text:p text:style-name="P30"><text:span text:style-name="T9">恐れ入りますが、</text:span><text:span text:style-name="T10">お振込手数料は御社でご負担</text:span><text:span text:style-name="T9">いただけますようお願い申し上げます。</text:span></text:p>
      <text:p text:style-name="P29"/>
      <text:p text:style-name="P33"/>
      <text:p text:style-name="P1"><text:a xlink:type="simple" xlink:href="py3o:///for" text:style-name="Internet_20_link" text:visited-style-name="Visited_20_Internet_20_Link"><text:span text:style-name="T26">/for</text:span></text:a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modern" style:font-pitch="variable"/>
    <style:font-face style:name="Liberation Serif" svg:font-family="'Liberation Serif'" style:font-family-generic="roman" style:font-pitch="variable"/>
    <style:font-face style:name="ＭＳ Ｐ明朝1" svg:font-family="'ＭＳ Ｐ明朝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ＭＳ 明朝" svg:font-family="'ＭＳ 明朝'" style:font-adornments="Normal" style:font-family-generic="swiss" style:font-pitch="variable"/>
    <style:font-face style:name="ＭＳ Ｐ明朝2" svg:font-family="'ＭＳ Ｐ明朝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7-30T18:29:45.145000000</dc:date>
    <meta:editing-duration>P3DT6H12M14S</meta:editing-duration>
    <meta:editing-cycles>553</meta:editing-cycles>
    <meta:generator>LibreOffice/6.1.5.2$Windows_X86_64 LibreOffice_project/90f8dcf33c87b3705e78202e3df5142b201bd805</meta:generator>
    <meta:document-statistic meta:table-count="6" meta:image-count="0" meta:object-count="0" meta:page-count="2" meta:paragraph-count="57" meta:word-count="225" meta:character-count="1206" meta:non-whitespace-character-count="1165"/>
  </office:meta>
</office:document-meta>
</file>